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41.5mm" svg:height="70.48mm" svg:x="206.7mm" svg:y="1.97mm">
            <loext:p draw:notify-on-update-of-ranges="Sheet1.B1:Sheet1.G1 Sheet1.A2:Sheet1.A2 Sheet1.B2:Sheet1.G2 Sheet1.A3:Sheet1.A3 Sheet1.B3:Sheet1.G3 Sheet1.A4:Sheet1.A4 Sheet1.B4:Sheet1.G4 Sheet1.A5:Sheet1.A5 Sheet1.B5:Sheet1.G5 Sheet1.A6:Sheet1.A6 Sheet1.B6:Sheet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0.94mm" svg:height="80.6mm" svg:x="70.12mm" svg:y="36.5mm">
            <loext:p draw:notify-on-update-of-ranges="Sheet1.A10:Sheet1.A21 Sheet1.B9:Sheet1.B9 Sheet1.B10:Sheet1.B21 Sheet1.C9:Sheet1.C9 Sheet1.C10:Sheet1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8.98mm" svg:height="83.29mm" svg:x="210.79mm" svg:y="95.35mm">
            <loext:p draw:notify-on-update-of-ranges="Sheet1.A24:Sheet1.A35 Sheet1.B23:Sheet1.B23 Sheet1.B24:Sheet1.B35 Sheet1.C23:Sheet1.C23 Sheet1.C24:Sheet1.C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9.51mm" svg:height="64.2mm" svg:x="71.43mm" svg:y="149.59mm">
            <loext:p draw:notify-on-update-of-ranges="Sheet1.A38:Sheet1.A49 Sheet1.B37:Sheet1.B37 Sheet1.B38:Sheet1.B49 Sheet1.C37:Sheet1.C37 Sheet1.C38:Sheet1.C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9.58mm" svg:height="74.79mm" svg:x="70.06mm" svg:y="213.02mm">
            <loext:p draw:notify-on-update-of-ranges="Sheet1.A52:Sheet1.A63 Sheet1.B51:Sheet1.B51 Sheet1.B52:Sheet1.B63 Sheet1.C51:Sheet1.C51 Sheet1.C52:Sheet1.C6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3.5mm" svg:height="86.98mm" svg:x="177.31mm" svg:y="233.23mm">
            <loext:p draw:notify-on-update-of-ranges="Sheet1.A65:Sheet1.A65 Sheet1.A66:Sheet1.A71 Sheet1.B65:Sheet1.B65 Sheet1.B66:Sheet1.B71 Sheet1.C65:Sheet1.C65 Sheet1.C66:Sheet1.C71 Sheet1.D65:Sheet1.D65 Sheet1.D66:Sheet1.D71 Sheet1.E65:Sheet1.E65 Sheet1.E66:Sheet1.E71 Sheet1.F65:Sheet1.F65 Sheet1.F66:Sheet1.F71 Sheet1.G65:Sheet1.G65 Sheet1.G66:Sheet1.G71 Sheet1.H65:Sheet1.H65 Sheet1.H66:Sheet1.H71 Sheet1.I65:Sheet1.I65 Sheet1.I66:Sheet1.I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 (v1) <text:s text:c="2"/>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 (v2) <text:s text:c="2"/>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4" calcext:value-type="float">
            <text:p>6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Java <text:s text:c="4"/>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# <text:s text:c="6"/>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Python <text:s text:c="2"/>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375" calcext:value-type="float">
            <text:p>375</text:p>
          </table:table-cell>
          <table:table-cell office:value-type="float" office:value="847" calcext:value-type="float">
            <text:p>847</text:p>
          </table:table-cell>
          <table:table-cell office:value-type="float" office:value="1707" calcext:value-type="float">
            <text:p>1707</text:p>
          </table:table-cell>
          <table:table-cell office:value-type="float" office:value="2885" calcext:value-type="float">
            <text:p>288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 (v1)</text:p>
          </table:table-cell>
          <table:table-cell office:value-type="string" calcext:value-type="string">
            <text:p>C (v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21" calcext:value-type="float">
            <text:p>21</text:p>
          </table:table-cell>
          <table:table-cell office:value-type="float" office:value="6.4" calcext:value-type="float">
            <text:p>6.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3000x30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6000x6000</text:p>
          </table:table-cell>
          <table:table-cell office:value-type="float" office:value="399" calcext:value-type="float">
            <text:p>399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7000x7000</text:p>
          </table:table-cell>
          <table:table-cell office:value-type="float" office:value="788" calcext:value-type="float">
            <text:p>788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8000x8000</text:p>
          </table:table-cell>
          <table:table-cell office:value-type="float" office:value="1100" calcext:value-type="float">
            <text:p>110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office:value-type="string" calcext:value-type="string">
            <text:p>9000x9000</text:p>
          </table:table-cell>
          <table:table-cell office:value-type="float" office:value="1521" calcext:value-type="float">
            <text:p>1521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10000x10000</text:p>
          </table:table-cell>
          <table:table-cell office:value-type="float" office:value="1962" calcext:value-type="float">
            <text:p>1962</text:p>
          </table:table-cell>
          <table:table-cell office:value-type="float" office:value="321" calcext:value-type="float">
            <text:p>321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C (v1)</text:p>
          </table:table-cell>
          <table:table-cell office:value-type="string" calcext:value-type="string">
            <text:p>C (v2)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73694933" calcext:value-type="float">
            <text:p>73694933</text:p>
          </table:table-cell>
          <table:table-cell office:value-type="float" office:value="24109594" calcext:value-type="float">
            <text:p>2410959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1206505880" calcext:value-type="float">
            <text:p>1206505880</text:p>
          </table:table-cell>
          <table:table-cell office:value-type="float" office:value="189951179" calcext:value-type="float">
            <text:p>189951179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4405047596" calcext:value-type="float">
            <text:p>4405047596</text:p>
          </table:table-cell>
          <table:table-cell office:value-type="float" office:value="627212174" calcext:value-type="float">
            <text:p>62721217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13771367675" calcext:value-type="float">
            <text:p>13771367675</text:p>
          </table:table-cell>
          <table:table-cell office:value-type="float" office:value="1480856000" calcext:value-type="float">
            <text:p>1480856000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25933196711" calcext:value-type="float">
            <text:p>25933196711</text:p>
          </table:table-cell>
          <table:table-cell office:value-type="float" office:value="2905929810" calcext:value-type="float">
            <text:p>290592981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3000x3000</text:p>
          </table:table-cell>
          <table:table-cell office:value-type="float" office:value="46882665625" calcext:value-type="float">
            <text:p>46882665625</text:p>
          </table:table-cell>
          <table:table-cell office:value-type="float" office:value="5046291800" calcext:value-type="float">
            <text:p>504629180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318969184858" calcext:value-type="float">
            <text:p>318969184858</text:p>
          </table:table-cell>
          <table:table-cell office:value-type="float" office:value="28518856494" calcext:value-type="float">
            <text:p>28518856494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6000x6000</text:p>
          </table:table-cell>
          <table:table-cell office:value-type="float" office:value="565648659162" calcext:value-type="float">
            <text:p>565648659162</text:p>
          </table:table-cell>
          <table:table-cell office:value-type="float" office:value="51004075092" calcext:value-type="float">
            <text:p>51004075092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7000x7000</text:p>
          </table:table-cell>
          <table:table-cell office:value-type="float" office:value="942578314821" calcext:value-type="float">
            <text:p>942578314821</text:p>
          </table:table-cell>
          <table:table-cell office:value-type="float" office:value="79630510230" calcext:value-type="float">
            <text:p>7963051023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8000x8000</text:p>
          </table:table-cell>
          <table:table-cell office:value-type="float" office:value="1234374407052" calcext:value-type="float">
            <text:p>1234374407052</text:p>
          </table:table-cell>
          <table:table-cell office:value-type="float" office:value="115876399663" calcext:value-type="float">
            <text:p>115876399663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9000x9000</text:p>
          </table:table-cell>
          <table:table-cell office:value-type="float" office:value="1985673913825" calcext:value-type="float">
            <text:p>1985673913825</text:p>
          </table:table-cell>
          <table:table-cell office:value-type="float" office:value="168065881411" calcext:value-type="float">
            <text:p>168065881411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10000x10000</text:p>
          </table:table-cell>
          <table:table-cell office:value-type="float" office:value="2605879130663" calcext:value-type="float">
            <text:p>2605879130663</text:p>
          </table:table-cell>
          <table:table-cell office:value-type="float" office:value="231109186127" calcext:value-type="float">
            <text:p>231109186127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FLOPS</text:p>
          </table:table-cell>
          <table:table-cell office:value-type="string" calcext:value-type="string">
            <text:p>C (v1)</text:p>
          </table:table-cell>
          <table:table-cell office:value-type="string" calcext:value-type="string">
            <text:p>C (v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2079918799" calcext:value-type="float">
            <text:p>2079918799</text:p>
          </table:table-cell>
          <table:table-cell office:value-type="float" office:value="4703845864" calcext:value-type="float">
            <text:p>47038458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1606411509" calcext:value-type="float">
            <text:p>1606411509</text:p>
          </table:table-cell>
          <table:table-cell office:value-type="float" office:value="4904870045" calcext:value-type="float">
            <text:p>49048700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1219365915" calcext:value-type="float">
            <text:p>1219365915</text:p>
          </table:table-cell>
          <table:table-cell office:value-type="float" office:value="4970607143" calcext:value-type="float">
            <text:p>4970607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1490302415" calcext:value-type="float">
            <text:p>1490302415</text:p>
          </table:table-cell>
          <table:table-cell office:value-type="float" office:value="5058683894" calcext:value-type="float">
            <text:p>50586838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1471864081" calcext:value-type="float">
            <text:p>1471864081</text:p>
          </table:table-cell>
          <table:table-cell office:value-type="float" office:value="4866208843" calcext:value-type="float">
            <text:p>48662088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00x3000</text:p>
          </table:table-cell>
          <table:table-cell office:value-type="float" office:value="1561888576" calcext:value-type="float">
            <text:p>1561888576</text:p>
          </table:table-cell>
          <table:table-cell office:value-type="float" office:value="4778139903" calcext:value-type="float">
            <text:p>47781399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1137433268" calcext:value-type="float">
            <text:p>1137433268</text:p>
          </table:table-cell>
          <table:table-cell office:value-type="float" office:value="6266106871" calcext:value-type="float">
            <text:p>6266106871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6000x6000</text:p>
          </table:table-cell>
          <table:table-cell office:value-type="float" office:value="1083321436" calcext:value-type="float">
            <text:p>1083321436</text:p>
          </table:table-cell>
          <table:table-cell office:value-type="float" office:value="5874674827" calcext:value-type="float">
            <text:p>5874674827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7000x7000</text:p>
          </table:table-cell>
          <table:table-cell office:value-type="float" office:value="983424844" calcext:value-type="float">
            <text:p>983424844</text:p>
          </table:table-cell>
          <table:table-cell office:value-type="float" office:value="6090834226" calcext:value-type="float">
            <text:p>6090834226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8000x8000</text:p>
          </table:table-cell>
          <table:table-cell office:value-type="float" office:value="930983762" calcext:value-type="float">
            <text:p>930983762</text:p>
          </table:table-cell>
          <table:table-cell office:value-type="float" office:value="6361540827" calcext:value-type="float">
            <text:p>6361540827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9000x9000</text:p>
          </table:table-cell>
          <table:table-cell office:value-type="float" office:value="958722128" calcext:value-type="float">
            <text:p>958722128</text:p>
          </table:table-cell>
          <table:table-cell office:value-type="float" office:value="6308541824" calcext:value-type="float">
            <text:p>630854182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0000x10000</text:p>
          </table:table-cell>
          <table:table-cell office:value-type="float" office:value="1019245200" calcext:value-type="float">
            <text:p>1019245200</text:p>
          </table:table-cell>
          <table:table-cell office:value-type="float" office:value="6232400635" calcext:value-type="float">
            <text:p>6232400635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DCM/FLOP</text:p>
          </table:table-cell>
          <table:table-cell office:value-type="string" calcext:value-type="string">
            <text:p>C (v1)</text:p>
          </table:table-cell>
          <table:table-cell office:value-type="string" calcext:value-type="string">
            <text:p>C (v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0.295" calcext:value-type="float">
            <text:p>0.295</text:p>
          </table:table-cell>
          <table:table-cell office:value-type="float" office:value="0.096" calcext:value-type="float">
            <text:p>0.0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0.603" calcext:value-type="float">
            <text:p>0.603</text:p>
          </table:table-cell>
          <table:table-cell office:value-type="float" office:value="0.095" calcext:value-type="float">
            <text:p>0.0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0.653" calcext:value-type="float">
            <text:p>0.653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0.861" calcext:value-type="float">
            <text:p>0.861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0.83" calcext:value-type="float">
            <text:p>0.83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00x300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114" calcext:value-type="float">
            <text:p>0.11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6000x60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118" calcext:value-type="float">
            <text:p>0.11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7000x7000</text:p>
          </table:table-cell>
          <table:table-cell office:value-type="float" office:value="1.374" calcext:value-type="float">
            <text:p>1.374</text:p>
          </table:table-cell>
          <table:table-cell office:value-type="float" office:value="0.116" calcext:value-type="float">
            <text:p>0.116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8000x80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113" calcext:value-type="float">
            <text:p>0.11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9000x9000</text:p>
          </table:table-cell>
          <table:table-cell office:value-type="float" office:value="1.362" calcext:value-type="float">
            <text:p>1.362</text:p>
          </table:table-cell>
          <table:table-cell office:value-type="float" office:value="0.115" calcext:value-type="float">
            <text:p>0.11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0000x10000</text:p>
          </table:table-cell>
          <table:table-cell office:value-type="float" office:value="1.303" calcext:value-type="float">
            <text:p>1.303</text:p>
          </table:table-cell>
          <table:table-cell office:value-type="float" office:value="0.116" calcext:value-type="float">
            <text:p>0.11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500x500 <text:s/>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1000x1000 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/>1500x1500 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/>2000x2000 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/>2500x2500 </text:p>
          </table:table-cell>
          <table:table-cell office:value-type="float" office:value="5.9" calcext:value-type="float">
            <text:p>5.9</text:p>
          </table:table-cell>
          <table:table-cell office:value-type="float" office:value="7.2" calcext:value-type="float">
            <text:p>7.2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/>3000x3000 </text:p>
          </table:table-cell>
          <table:table-cell office:value-type="float" office:value="9.9" calcext:value-type="float">
            <text:p>9.9</text:p>
          </table:table-cell>
          <table:table-cell office:value-type="float" office:value="12.5" calcext:value-type="float">
            <text:p>12.5</text:p>
          </table:table-cell>
          <table:table-cell office:value-type="float" office:value="9.6" calcext:value-type="float">
            <text:p>9.6</text:p>
          </table:table-cell>
          <table:table-cell office:value-type="float" office:value="8.2" calcext:value-type="float">
            <text:p>8.2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8.2" calcext:value-type="float">
            <text:p>8.2</text:p>
          </table:table-cell>
          <table:table-cell office:value-type="float" office:value="7.7" calcext:value-type="float">
            <text:p>7.7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-00-0000</text:date>, <text:time style:data-style-name="N2" text:time-value="17:02:12.839845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7:00:48.428343126</meta:creation-date>
    <dc:date>2018-03-13T17:16:55.587452433</dc:date>
    <meta:editing-duration>PT5M16S</meta:editing-duration>
    <meta:editing-cycles>3</meta:editing-cycles>
    <meta:generator>LibreOffice/5.1.6.2$Linux_X86_64 LibreOffice_project/10m0$Build-2</meta:generator>
    <meta:document-statistic meta:table-count="1" meta:cell-count="26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series-source="rows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151cm" svg:height="7.049cm" xlink:href=".." xlink:type="simple" chart:class="chart:bar" chart:style-name="ch1">
        <chart:legend chart:legend-position="end" svg:x="11.888cm" svg:y="2.229cm" style:legend-expansion="high" chart:style-name="ch2"/>
        <chart:plot-area chart:style-name="ch3" table:cell-range-address="Sheet1.A1:Sheet1.G6" chart:data-source-has-labels="both" svg:x="1.151cm" svg:y="0.139cm" svg:width="10.01cm" svg:height="5.881cm">
          <chartooo:coordinate-region svg:x="2.143cm" svg:y="0.139cm" svg:width="8.646cm" svg:height="5.234cm"/>
          <chart:axis chart:dimension="x" chart:name="primary-x" chart:style-name="ch4" chartooo:axis-type="auto">
            <chartooo:date-scale/>
            <chart:title svg:x="0.308cm" svg:y="3.705cm" chart:style-name="ch5">
              <text:p>Time (s)</text:p>
            </chart:title>
            <chart:categories table:cell-range-address="Sheet1.B1:Sheet1.G1"/>
          </chart:axis>
          <chart:axis chart:dimension="y" chart:name="primary-y" chart:style-name="ch6">
            <chart:title svg:x="5.305cm" svg:y="6.16cm" chart:style-name="ch7">
              <text:p>Matrix Size</text:p>
            </chart:title>
            <chart:grid chart:style-name="ch8" chart:class="major"/>
          </chart:axis>
          <chart:series chart:style-name="ch9" chart:values-cell-range-address="Sheet1.B2:Sheet1.G2" chart:label-cell-address="Sheet1.A2:Sheet1.A2" chart:class="chart:bar">
            <chart:data-point chart:repeated="6"/>
          </chart:series>
          <chart:series chart:style-name="ch10" chart:values-cell-range-address="Sheet1.B3:Sheet1.G3" chart:label-cell-address="Sheet1.A3:Sheet1.A3" chart:class="chart:bar">
            <chart:data-point chart:repeated="6"/>
          </chart:series>
          <chart:series chart:style-name="ch11" chart:values-cell-range-address="Sheet1.B4:Sheet1.G4" chart:label-cell-address="Sheet1.A4:Sheet1.A4" chart:class="chart:bar">
            <chart:data-point chart:repeated="6"/>
          </chart:series>
          <chart:series chart:style-name="ch12" chart:values-cell-range-address="Sheet1.B5:Sheet1.G5" chart:label-cell-address="Sheet1.A5:Sheet1.A5" chart:class="chart:bar">
            <chart:data-point chart:repeated="6"/>
          </chart:series>
          <chart:series chart:style-name="ch13" chart:values-cell-range-address="Sheet1.B6:Sheet1.G6" chart:label-cell-address="Sheet1.A6:Sheet1.A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heet1.B1:Sheet1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 C (v1)   </text:p>
                <draw:g>
                  <svg:desc>Sheet1.A2:Sheet1.A2</svg:desc>
                </draw:g>
              </table:table-cell>
              <table:table-cell office:value-type="float" office:value="0.1">
                <text:p>0.1</text:p>
                <draw:g>
                  <svg:desc>Sheet1.B2:Sheet1.G2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5.5">
                <text:p>5.5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 C (v2)   </text:p>
                <draw:g>
                  <svg:desc>Sheet1.A3:Sheet1.A3</svg:desc>
                </draw:g>
              </table:table-cell>
              <table:table-cell office:value-type="float" office:value="0.1">
                <text:p>0.1</text:p>
                <draw:g>
                  <svg:desc>Sheet1.B3:Sheet1.G3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3.2">
                <text:p>3.2</text:p>
              </table:table-cell>
              <table:table-cell office:value-type="float" office:value="6.4">
                <text:p>6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 Java     </text:p>
                <draw:g>
                  <svg:desc>Sheet1.A4:Sheet1.A4</svg:desc>
                </draw:g>
              </table:table-cell>
              <table:table-cell office:value-type="float" office:value="0.2">
                <text:p>0.2</text:p>
                <draw:g>
                  <svg:desc>Sheet1.B4:Sheet1.G4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 C#       </text:p>
                <draw:g>
                  <svg:desc>Sheet1.A5:Sheet1.A5</svg:desc>
                </draw:g>
              </table:table-cell>
              <table:table-cell office:value-type="float" office:value="0.5">
                <text:p>0.5</text:p>
                <draw:g>
                  <svg:desc>Sheet1.B5:Sheet1.G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164">
                <text:p>164</text:p>
              </table:table-cell>
              <table:table-cell office:value-type="float" office:value="154">
                <text:p>15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 Python   </text:p>
                <draw:g>
                  <svg:desc>Sheet1.A6:Sheet1.A6</svg:desc>
                </draw:g>
              </table:table-cell>
              <table:table-cell office:value-type="float" office:value="13">
                <text:p>13</text:p>
                <draw:g>
                  <svg:desc>Sheet1.B6:Sheet1.G6</svg:desc>
                </draw:g>
              </table:table-cell>
              <table:table-cell office:value-type="float" office:value="107">
                <text:p>107</text:p>
              </table:table-cell>
              <table:table-cell office:value-type="float" office:value="375">
                <text:p>375</text:p>
              </table:table-cell>
              <table:table-cell office:value-type="float" office:value="847">
                <text:p>847</text:p>
              </table:table-cell>
              <table:table-cell office:value-type="float" office:value="1707">
                <text:p>1707</text:p>
              </table:table-cell>
              <table:table-cell office:value-type="float" office:value="2885">
                <text:p>2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5cm" svg:height="8.061cm" xlink:href=".." xlink:type="simple" chart:class="chart:line" chart:style-name="ch1">
        <chart:legend chart:legend-position="end" svg:x="11.825cm" svg:y="3.482cm" style:legend-expansion="high" chart:style-name="ch2"/>
        <chart:plot-area chart:style-name="ch3" table:cell-range-address="Sheet1.A9:Sheet1.C21" chart:data-source-has-labels="both" svg:x="0.477cm" svg:y="0.141cm" svg:width="11.425cm" svg:height="7.439cm">
          <chartooo:coordinate-region svg:x="1.535cm" svg:y="0.341cm" svg:width="10.227cm" svg:height="5.268cm"/>
          <chart:axis chart:dimension="x" chart:name="primary-x" chart:style-name="ch4" chartooo:axis-type="auto">
            <chartooo:date-scale/>
            <chart:title svg:x="5.364cm" svg:y="7.501cm" chart:style-name="ch5">
              <text:p>Matrix size</text:p>
            </chart:title>
            <chart:categories table:cell-range-address="Sheet1.A10:Sheet1.A21"/>
          </chart:axis>
          <chart:axis chart:dimension="y" chart:name="primary-y" chart:style-name="ch4">
            <chart:title svg:x="0cm" svg:y="4.486cm" chart:style-name="ch6">
              <text:p>Time (s)</text:p>
            </chart:title>
            <chart:grid chart:style-name="ch7" chart:class="major"/>
          </chart:axis>
          <chart:series chart:style-name="ch8" chart:values-cell-range-address="Sheet1.B10:Sheet1.B21" chart:label-cell-address="Sheet1.B9:Sheet1.B9" chart:class="chart:line">
            <chart:data-point chart:repeated="12"/>
          </chart:series>
          <chart:series chart:style-name="ch9" chart:values-cell-range-address="Sheet1.C10:Sheet1.C21" chart:label-cell-address="Sheet1.C9:Sheet1.C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(v1)</text:p>
                <draw:g>
                  <svg:desc>Sheet1.B9:Sheet1.B9</svg:desc>
                </draw:g>
              </table:table-cell>
              <table:table-cell office:value-type="string">
                <text:p>C (v2)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x500</text:p>
                <draw:g>
                  <svg:desc>Sheet1.A10:Sheet1.A21</svg:desc>
                </draw:g>
              </table:table-cell>
              <table:table-cell office:value-type="float" office:value="0.1">
                <text:p>0.1</text:p>
                <draw:g>
                  <svg:desc>Sheet1.B10:Sheet1.B21</svg:desc>
                </draw:g>
              </table:table-cell>
              <table:table-cell office:value-type="float" office:value="0.05">
                <text:p>0.05</text:p>
                <draw:g>
                  <svg:desc>Sheet1.C10:Sheet1.C21</svg:desc>
                </draw:g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1.2">
                <text:p>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0x1500</text:p>
              </table:table-cell>
              <table:table-cell office:value-type="float" office:value="5.5">
                <text:p>5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500x2500</text:p>
              </table:table-cell>
              <table:table-cell office:value-type="float" office:value="21">
                <text:p>2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200">
                <text:p>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399">
                <text:p>3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00x7000</text:p>
              </table:table-cell>
              <table:table-cell office:value-type="float" office:value="788">
                <text:p>78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000x8000</text:p>
              </table:table-cell>
              <table:table-cell office:value-type="float" office:value="1100">
                <text:p>11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000x9000</text:p>
              </table:table-cell>
              <table:table-cell office:value-type="float" office:value="1521">
                <text:p>15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0000x10000</text:p>
              </table:table-cell>
              <table:table-cell office:value-type="float" office:value="1962">
                <text:p>1962</text:p>
              </table:table-cell>
              <table:table-cell office:value-type="float" office:value="321">
                <text:p>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99cm" svg:height="8.33cm" xlink:href=".." xlink:type="simple" chart:class="chart:line" chart:style-name="ch1">
        <chart:legend chart:legend-position="end" svg:x="12.629cm" svg:y="3.617cm" style:legend-expansion="high" chart:style-name="ch2"/>
        <chart:plot-area chart:style-name="ch3" table:cell-range-address="Sheet1.A23:Sheet1.C35" chart:data-source-has-labels="both" svg:x="0.935cm" svg:y="0.164cm" svg:width="11.531cm" svg:height="7.62cm">
          <chartooo:coordinate-region svg:x="3.594cm" svg:y="0.364cm" svg:width="8.732cm" svg:height="5.449cm"/>
          <chart:axis chart:dimension="x" chart:name="primary-x" chart:style-name="ch4" chartooo:axis-type="auto">
            <chartooo:date-scale/>
            <chart:title svg:x="5.849cm" svg:y="7.77cm" chart:style-name="ch5">
              <text:p>Matrix Size</text:p>
            </chart:title>
            <chart:categories table:cell-range-address="Sheet1.A24:Sheet1.A35"/>
          </chart:axis>
          <chart:axis chart:dimension="y" chart:name="primary-y" chart:style-name="ch4">
            <chart:title svg:x="0.078cm" svg:y="5.434cm" chart:style-name="ch6">
              <text:p>Data Cache Misses</text:p>
            </chart:title>
            <chart:grid chart:style-name="ch7" chart:class="major"/>
          </chart:axis>
          <chart:series chart:style-name="ch8" chart:values-cell-range-address="Sheet1.B24:Sheet1.B35" chart:label-cell-address="Sheet1.B23:Sheet1.B23" chart:class="chart:line">
            <chart:data-point chart:repeated="12"/>
          </chart:series>
          <chart:series chart:style-name="ch9" chart:values-cell-range-address="Sheet1.C24:Sheet1.C35" chart:label-cell-address="Sheet1.C23:Sheet1.C2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(v1)</text:p>
                <draw:g>
                  <svg:desc>Sheet1.B23:Sheet1.B23</svg:desc>
                </draw:g>
              </table:table-cell>
              <table:table-cell office:value-type="string">
                <text:p>C (v2)</text:p>
                <draw:g>
                  <svg:desc>Sheet1.C23:Sheet1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x500</text:p>
                <draw:g>
                  <svg:desc>Sheet1.A24:Sheet1.A35</svg:desc>
                </draw:g>
              </table:table-cell>
              <table:table-cell office:value-type="float" office:value="73694933">
                <text:p>73694933</text:p>
                <draw:g>
                  <svg:desc>Sheet1.B24:Sheet1.B35</svg:desc>
                </draw:g>
              </table:table-cell>
              <table:table-cell office:value-type="float" office:value="24109594">
                <text:p>24109594</text:p>
                <draw:g>
                  <svg:desc>Sheet1.C24:Sheet1.C35</svg:desc>
                </draw:g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1206505880">
                <text:p>1206505880</text:p>
              </table:table-cell>
              <table:table-cell office:value-type="float" office:value="189951179">
                <text:p>189951179</text:p>
              </table:table-cell>
            </table:table-row>
            <table:table-row>
              <table:table-cell office:value-type="string">
                <text:p>1500x1500</text:p>
              </table:table-cell>
              <table:table-cell office:value-type="float" office:value="4405047596">
                <text:p>4405047596</text:p>
              </table:table-cell>
              <table:table-cell office:value-type="float" office:value="627212174">
                <text:p>627212174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13771367675">
                <text:p>13771367675</text:p>
              </table:table-cell>
              <table:table-cell office:value-type="float" office:value="1480856000">
                <text:p>1480856000</text:p>
              </table:table-cell>
            </table:table-row>
            <table:table-row>
              <table:table-cell office:value-type="string">
                <text:p>2500x2500</text:p>
              </table:table-cell>
              <table:table-cell office:value-type="float" office:value="25933196711">
                <text:p>25933196711</text:p>
              </table:table-cell>
              <table:table-cell office:value-type="float" office:value="2905929810">
                <text:p>2905929810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46882665625">
                <text:p>46882665625</text:p>
              </table:table-cell>
              <table:table-cell office:value-type="float" office:value="5046291800">
                <text:p>5046291800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318969184858">
                <text:p>318969184858</text:p>
              </table:table-cell>
              <table:table-cell office:value-type="float" office:value="28518856494">
                <text:p>28518856494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565648659162">
                <text:p>565648659162</text:p>
              </table:table-cell>
              <table:table-cell office:value-type="float" office:value="51004075092">
                <text:p>51004075092</text:p>
              </table:table-cell>
            </table:table-row>
            <table:table-row>
              <table:table-cell office:value-type="string">
                <text:p>7000x7000</text:p>
              </table:table-cell>
              <table:table-cell office:value-type="float" office:value="942578314821">
                <text:p>942578314821</text:p>
              </table:table-cell>
              <table:table-cell office:value-type="float" office:value="79630510230">
                <text:p>79630510230</text:p>
              </table:table-cell>
            </table:table-row>
            <table:table-row>
              <table:table-cell office:value-type="string">
                <text:p>8000x8000</text:p>
              </table:table-cell>
              <table:table-cell office:value-type="float" office:value="1234374407052">
                <text:p>1234374407052</text:p>
              </table:table-cell>
              <table:table-cell office:value-type="float" office:value="115876399663">
                <text:p>115876399663</text:p>
              </table:table-cell>
            </table:table-row>
            <table:table-row>
              <table:table-cell office:value-type="string">
                <text:p>9000x9000</text:p>
              </table:table-cell>
              <table:table-cell office:value-type="float" office:value="1985673913825">
                <text:p>1985673913825</text:p>
              </table:table-cell>
              <table:table-cell office:value-type="float" office:value="168065881411">
                <text:p>168065881411</text:p>
              </table:table-cell>
            </table:table-row>
            <table:table-row>
              <table:table-cell office:value-type="string">
                <text:p>10000x10000</text:p>
              </table:table-cell>
              <table:table-cell office:value-type="float" office:value="2605879130663">
                <text:p>2605879130663</text:p>
              </table:table-cell>
              <table:table-cell office:value-type="float" office:value="231109186127">
                <text:p>231109186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52cm" svg:height="6.421cm" xlink:href=".." xlink:type="simple" chart:class="chart:line" chart:style-name="ch1">
        <chart:legend svg:x="9.732cm" svg:y="1.268cm" style:legend-expansion="custom" chartooo:width="2.087cm" chartooo:height="1.195cm" style:legend-expansion-aspect-ratio="1.74644351464435" chart:style-name="ch2"/>
        <chart:plot-area chart:style-name="ch3" table:cell-range-address="Sheet1.A37:Sheet1.C49" chart:data-source-has-labels="both" svg:x="0.832cm" svg:y="-0.077cm" svg:width="9.037cm" svg:height="5.756cm">
          <chartooo:coordinate-region svg:x="2.935cm" svg:y="0.122cm" svg:width="6.794cm" svg:height="3.586cm"/>
          <chart:axis chart:dimension="x" chart:name="primary-x" chart:style-name="ch4" chartooo:axis-type="auto">
            <chartooo:date-scale/>
            <chart:title svg:x="4.499cm" svg:y="5.807cm" chart:style-name="ch5">
              <text:p>Matrix Size</text:p>
            </chart:title>
            <chart:categories table:cell-range-address="Sheet1.A38:Sheet1.A49"/>
          </chart:axis>
          <chart:axis chart:dimension="y" chart:name="primary-y" chart:style-name="ch4">
            <chart:title svg:x="0.033cm" svg:y="2.837cm" chart:style-name="ch6">
              <text:p>FLOP/s</text:p>
            </chart:title>
            <chart:grid chart:style-name="ch7" chart:class="major"/>
          </chart:axis>
          <chart:series chart:style-name="ch8" chart:values-cell-range-address="Sheet1.B38:Sheet1.B49" chart:label-cell-address="Sheet1.B37:Sheet1.B37" chart:class="chart:line">
            <chart:data-point chart:repeated="12"/>
          </chart:series>
          <chart:series chart:style-name="ch9" chart:values-cell-range-address="Sheet1.C38:Sheet1.C49" chart:label-cell-address="Sheet1.C37:Sheet1.C3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(v1)</text:p>
                <draw:g>
                  <svg:desc>Sheet1.B37:Sheet1.B37</svg:desc>
                </draw:g>
              </table:table-cell>
              <table:table-cell office:value-type="string">
                <text:p>C (v2)</text:p>
                <draw:g>
                  <svg:desc>Sheet1.C37:Sheet1.C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x500</text:p>
                <draw:g>
                  <svg:desc>Sheet1.A38:Sheet1.A49</svg:desc>
                </draw:g>
              </table:table-cell>
              <table:table-cell office:value-type="float" office:value="2079918799">
                <text:p>2079918799</text:p>
                <draw:g>
                  <svg:desc>Sheet1.B38:Sheet1.B49</svg:desc>
                </draw:g>
              </table:table-cell>
              <table:table-cell office:value-type="float" office:value="4703845864">
                <text:p>4703845864</text:p>
                <draw:g>
                  <svg:desc>Sheet1.C38:Sheet1.C49</svg:desc>
                </draw:g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1606411509">
                <text:p>1606411509</text:p>
              </table:table-cell>
              <table:table-cell office:value-type="float" office:value="4904870045">
                <text:p>4904870045</text:p>
              </table:table-cell>
            </table:table-row>
            <table:table-row>
              <table:table-cell office:value-type="string">
                <text:p>1500x1500</text:p>
              </table:table-cell>
              <table:table-cell office:value-type="float" office:value="1219365915">
                <text:p>1219365915</text:p>
              </table:table-cell>
              <table:table-cell office:value-type="float" office:value="4970607143">
                <text:p>4970607143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1490302415">
                <text:p>1490302415</text:p>
              </table:table-cell>
              <table:table-cell office:value-type="float" office:value="5058683894">
                <text:p>5058683894</text:p>
              </table:table-cell>
            </table:table-row>
            <table:table-row>
              <table:table-cell office:value-type="string">
                <text:p>2500x2500</text:p>
              </table:table-cell>
              <table:table-cell office:value-type="float" office:value="1471864081">
                <text:p>1471864081</text:p>
              </table:table-cell>
              <table:table-cell office:value-type="float" office:value="4866208843">
                <text:p>4866208843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561888576">
                <text:p>1561888576</text:p>
              </table:table-cell>
              <table:table-cell office:value-type="float" office:value="4778139903">
                <text:p>4778139903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1137433268">
                <text:p>1137433268</text:p>
              </table:table-cell>
              <table:table-cell office:value-type="float" office:value="6266106871">
                <text:p>6266106871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1083321436">
                <text:p>1083321436</text:p>
              </table:table-cell>
              <table:table-cell office:value-type="float" office:value="5874674827">
                <text:p>5874674827</text:p>
              </table:table-cell>
            </table:table-row>
            <table:table-row>
              <table:table-cell office:value-type="string">
                <text:p>7000x7000</text:p>
              </table:table-cell>
              <table:table-cell office:value-type="float" office:value="983424844">
                <text:p>983424844</text:p>
              </table:table-cell>
              <table:table-cell office:value-type="float" office:value="6090834226">
                <text:p>6090834226</text:p>
              </table:table-cell>
            </table:table-row>
            <table:table-row>
              <table:table-cell office:value-type="string">
                <text:p>8000x8000</text:p>
              </table:table-cell>
              <table:table-cell office:value-type="float" office:value="930983762">
                <text:p>930983762</text:p>
              </table:table-cell>
              <table:table-cell office:value-type="float" office:value="6361540827">
                <text:p>6361540827</text:p>
              </table:table-cell>
            </table:table-row>
            <table:table-row>
              <table:table-cell office:value-type="string">
                <text:p>9000x9000</text:p>
              </table:table-cell>
              <table:table-cell office:value-type="float" office:value="958722128">
                <text:p>958722128</text:p>
              </table:table-cell>
              <table:table-cell office:value-type="float" office:value="6308541824">
                <text:p>6308541824</text:p>
              </table:table-cell>
            </table:table-row>
            <table:table-row>
              <table:table-cell office:value-type="string">
                <text:p>10000x10000</text:p>
              </table:table-cell>
              <table:table-cell office:value-type="float" office:value="1019245200">
                <text:p>1019245200</text:p>
              </table:table-cell>
              <table:table-cell office:value-type="float" office:value="6232400635">
                <text:p>6232400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59cm" svg:height="7.48cm" xlink:href=".." xlink:type="simple" chart:class="chart:line" chart:style-name="ch1">
        <chart:legend svg:x="8.689cm" svg:y="2.37cm" style:legend-expansion="custom" chartooo:width="2.06cm" chartooo:height="1.096cm" style:legend-expansion-aspect-ratio="1.87956204379562" chart:style-name="ch2"/>
        <chart:plot-area chart:style-name="ch3" table:cell-range-address="Sheet1.A51:Sheet1.C63" chart:data-source-has-labels="both" svg:x="0.397cm" svg:y="-0.054cm" svg:width="8.201cm" svg:height="6.684cm">
          <chartooo:coordinate-region svg:x="1.455cm" svg:y="0.145cm" svg:width="7.003cm" svg:height="4.514cm"/>
          <chart:axis chart:dimension="x" chart:name="primary-x" chart:style-name="ch4" chartooo:axis-type="auto">
            <chartooo:date-scale/>
            <chart:title svg:x="4.39cm" svg:y="6.642cm" chart:style-name="ch5">
              <text:p>Matrix Size</text:p>
            </chart:title>
            <chart:categories table:cell-range-address="Sheet1.A52:Sheet1.A63"/>
          </chart:axis>
          <chart:axis chart:dimension="y" chart:name="primary-y" chart:style-name="ch4">
            <chart:title svg:x="0cm" svg:y="4.165cm" chart:style-name="ch6">
              <text:p>DCM/FLOP</text:p>
            </chart:title>
            <chart:grid chart:style-name="ch7" chart:class="major"/>
          </chart:axis>
          <chart:series chart:style-name="ch8" chart:values-cell-range-address="Sheet1.B52:Sheet1.B63" chart:label-cell-address="Sheet1.B51:Sheet1.B51" chart:class="chart:line">
            <chart:data-point chart:repeated="12"/>
          </chart:series>
          <chart:series chart:style-name="ch9" chart:values-cell-range-address="Sheet1.C52:Sheet1.C63" chart:label-cell-address="Sheet1.C51:Sheet1.C5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(v1)</text:p>
                <draw:g>
                  <svg:desc>Sheet1.B51:Sheet1.B51</svg:desc>
                </draw:g>
              </table:table-cell>
              <table:table-cell office:value-type="string">
                <text:p>C (v2)</text:p>
                <draw:g>
                  <svg:desc>Sheet1.C51:Sheet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x500</text:p>
                <draw:g>
                  <svg:desc>Sheet1.A52:Sheet1.A63</svg:desc>
                </draw:g>
              </table:table-cell>
              <table:table-cell office:value-type="float" office:value="0.295">
                <text:p>0.295</text:p>
                <draw:g>
                  <svg:desc>Sheet1.B52:Sheet1.B63</svg:desc>
                </draw:g>
              </table:table-cell>
              <table:table-cell office:value-type="float" office:value="0.096">
                <text:p>0.096</text:p>
                <draw:g>
                  <svg:desc>Sheet1.C52:Sheet1.C63</svg:desc>
                </draw:g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0.603">
                <text:p>0.60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500x1500</text:p>
              </table:table-cell>
              <table:table-cell office:value-type="float" office:value="0.653">
                <text:p>0.65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0.861">
                <text:p>0.861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500x2500</text:p>
              </table:table-cell>
              <table:table-cell office:value-type="float" office:value="0.83">
                <text:p>0.8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0.868">
                <text:p>0.86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1.276">
                <text:p>1.27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1.309">
                <text:p>1.309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7000x7000</text:p>
              </table:table-cell>
              <table:table-cell office:value-type="float" office:value="1.374">
                <text:p>1.37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8000x8000</text:p>
              </table:table-cell>
              <table:table-cell office:value-type="float" office:value="1.205">
                <text:p>1.205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9000x9000</text:p>
              </table:table-cell>
              <table:table-cell office:value-type="float" office:value="1.362">
                <text:p>1.36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0000x10000</text:p>
              </table:table-cell>
              <table:table-cell office:value-type="float" office:value="1.303">
                <text:p>1.303</text:p>
              </table:table-cell>
              <table:table-cell office:value-type="float" office:value="0.116">
                <text:p>0.1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00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351cm" svg:height="8.699cm" xlink:href=".." xlink:type="simple" chart:class="chart:bar" chart:style-name="ch1">
        <chart:subtitle svg:x="14.286cm" svg:y="1.431cm" chart:style-name="ch2">
          <text:p>Number of
Threads</text:p>
        </chart:subtitle>
        <chart:legend svg:x="15.054cm" svg:y="2.307cm" style:legend-expansion="custom" chartooo:width="0.745cm" chartooo:height="4.084cm" style:legend-expansion-aspect-ratio="0.182419196865818" chart:style-name="ch3"/>
        <chart:plot-area chart:style-name="ch4" table:cell-range-address="Sheet1.A65:Sheet1.I71" chart:data-source-has-labels="both" svg:x="0.806cm" svg:y="0.362cm" svg:width="13.645cm" svg:height="7.361cm">
          <chartooo:coordinate-region svg:x="2.936cm" svg:y="0.362cm" svg:width="11.328cm" svg:height="6.715cm"/>
          <chart:axis chart:dimension="x" chart:name="primary-x" chart:style-name="ch5" chartooo:axis-type="auto">
            <chartooo:date-scale/>
            <chart:title svg:x="0.126cm" svg:y="5.139cm" chart:style-name="ch6">
              <text:p>Matrix Size</text:p>
            </chart:title>
            <chart:categories table:cell-range-address="Sheet1.A66:Sheet1.A71"/>
          </chart:axis>
          <chart:axis chart:dimension="y" chart:name="primary-y" chart:style-name="ch7">
            <chart:title svg:x="8.356cm" svg:y="7.827cm" chart:style-name="ch8">
              <text:p>Time(s)</text:p>
            </chart:title>
            <chart:grid chart:style-name="ch9" chart:class="major"/>
          </chart:axis>
          <chart:series chart:style-name="ch10" chart:values-cell-range-address="Sheet1.B66:Sheet1.B71" chart:label-cell-address="Sheet1.B65:Sheet1.B65" chart:class="chart:bar">
            <chart:data-point chart:repeated="6"/>
          </chart:series>
          <chart:series chart:style-name="ch11" chart:values-cell-range-address="Sheet1.C66:Sheet1.C71" chart:label-cell-address="Sheet1.C65:Sheet1.C65" chart:class="chart:bar">
            <chart:data-point chart:repeated="6"/>
          </chart:series>
          <chart:series chart:style-name="ch12" chart:values-cell-range-address="Sheet1.D66:Sheet1.D71" chart:label-cell-address="Sheet1.D65:Sheet1.D65" chart:class="chart:bar">
            <chart:data-point chart:repeated="6"/>
          </chart:series>
          <chart:series chart:style-name="ch13" chart:values-cell-range-address="Sheet1.E66:Sheet1.E71" chart:label-cell-address="Sheet1.E65:Sheet1.E65" chart:class="chart:bar">
            <chart:data-point chart:repeated="6"/>
          </chart:series>
          <chart:series chart:style-name="ch14" chart:values-cell-range-address="Sheet1.F66:Sheet1.F71" chart:label-cell-address="Sheet1.F65:Sheet1.F65" chart:class="chart:bar">
            <chart:data-point chart:repeated="6"/>
          </chart:series>
          <chart:series chart:style-name="ch15" chart:values-cell-range-address="Sheet1.G66:Sheet1.G71" chart:label-cell-address="Sheet1.G65:Sheet1.G65" chart:class="chart:bar">
            <chart:data-point chart:repeated="6"/>
          </chart:series>
          <chart:series chart:style-name="ch16" chart:values-cell-range-address="Sheet1.H66:Sheet1.H71" chart:label-cell-address="Sheet1.H65:Sheet1.H65" chart:class="chart:bar">
            <chart:data-point chart:repeated="6"/>
          </chart:series>
          <chart:series chart:style-name="ch17" chart:values-cell-range-address="Sheet1.I66:Sheet1.I71" chart:label-cell-address="Sheet1.I65:Sheet1.I65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65:Sheet1.B65</svg:desc>
                </draw:g>
              </table:table-cell>
              <table:table-cell office:value-type="string">
                <text:p>2</text:p>
                <draw:g>
                  <svg:desc>Sheet1.C65:Sheet1.C65</svg:desc>
                </draw:g>
              </table:table-cell>
              <table:table-cell office:value-type="string">
                <text:p>3</text:p>
                <draw:g>
                  <svg:desc>Sheet1.D65:Sheet1.D65</svg:desc>
                </draw:g>
              </table:table-cell>
              <table:table-cell office:value-type="string">
                <text:p>4</text:p>
                <draw:g>
                  <svg:desc>Sheet1.E65:Sheet1.E65</svg:desc>
                </draw:g>
              </table:table-cell>
              <table:table-cell office:value-type="string">
                <text:p>5</text:p>
                <draw:g>
                  <svg:desc>Sheet1.F65:Sheet1.F65</svg:desc>
                </draw:g>
              </table:table-cell>
              <table:table-cell office:value-type="string">
                <text:p>6</text:p>
                <draw:g>
                  <svg:desc>Sheet1.G65:Sheet1.G65</svg:desc>
                </draw:g>
              </table:table-cell>
              <table:table-cell office:value-type="string">
                <text:p>7</text:p>
                <draw:g>
                  <svg:desc>Sheet1.H65:Sheet1.H65</svg:desc>
                </draw:g>
              </table:table-cell>
              <table:table-cell office:value-type="string">
                <text:p>8</text:p>
                <draw:g>
                  <svg:desc>Sheet1.I65:Sheet1.I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500x500  </text:p>
                <draw:g>
                  <svg:desc>Sheet1.A66:Sheet1.A71</svg:desc>
                </draw:g>
              </table:table-cell>
              <table:table-cell office:value-type="float" office:value="0.12">
                <text:p>0.12</text:p>
                <draw:g>
                  <svg:desc>Sheet1.B66:Sheet1.B71</svg:desc>
                </draw:g>
              </table:table-cell>
              <table:table-cell office:value-type="float" office:value="0.06">
                <text:p>0.06</text:p>
                <draw:g>
                  <svg:desc>Sheet1.C66:Sheet1.C71</svg:desc>
                </draw:g>
              </table:table-cell>
              <table:table-cell office:value-type="float" office:value="0.05">
                <text:p>0.05</text:p>
                <draw:g>
                  <svg:desc>Sheet1.D66:Sheet1.D71</svg:desc>
                </draw:g>
              </table:table-cell>
              <table:table-cell office:value-type="float" office:value="0.04">
                <text:p>0.04</text:p>
                <draw:g>
                  <svg:desc>Sheet1.E66:Sheet1.E71</svg:desc>
                </draw:g>
              </table:table-cell>
              <table:table-cell office:value-type="float" office:value="0.03">
                <text:p>0.03</text:p>
                <draw:g>
                  <svg:desc>Sheet1.F66:Sheet1.F71</svg:desc>
                </draw:g>
              </table:table-cell>
              <table:table-cell office:value-type="float" office:value="0.04">
                <text:p>0.04</text:p>
                <draw:g>
                  <svg:desc>Sheet1.G66:Sheet1.G71</svg:desc>
                </draw:g>
              </table:table-cell>
              <table:table-cell office:value-type="float" office:value="0.03">
                <text:p>0.03</text:p>
                <draw:g>
                  <svg:desc>Sheet1.H66:Sheet1.H71</svg:desc>
                </draw:g>
              </table:table-cell>
              <table:table-cell office:value-type="float" office:value="0.03">
                <text:p>0.03</text:p>
                <draw:g>
                  <svg:desc>Sheet1.I66:Sheet1.I71</svg:desc>
                </draw:g>
              </table:table-cell>
            </table:table-row>
            <table:table-row>
              <table:table-cell office:value-type="string">
                <text:p> 1000x1000 </text:p>
              </table:table-cell>
              <table:table-cell office:value-type="float" office:value="0.4">
                <text:p>0.4</text:p>
              </table:table-cell>
              <table:table-cell office:value-type="float" office:value="0.48">
                <text:p>0.48</text:p>
              </table:table-cell>
              <table:table-cell office:value-type="float" office:value="0.34">
                <text:p>0.34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 1500x1500 </text:p>
              </table:table-cell>
              <table:table-cell office:value-type="float" office:value="1.3">
                <text:p>1.3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0.94">
                <text:p>0.94</text:p>
              </table:table-cell>
              <table:table-cell office:value-type="float" office:value="0.86">
                <text:p>0.86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 2000x2000 </text:p>
              </table:table-cell>
              <table:table-cell office:value-type="float" office:value="2.9">
                <text:p>2.9</text:p>
              </table:table-cell>
              <table:table-cell office:value-type="float" office:value="3.7">
                <text:p>3.7</text:p>
              </table:table-cell>
              <table:table-cell office:value-type="float" office:value="3.6">
                <text:p>3.6</text:p>
              </table:table-cell>
              <table:table-cell office:value-type="float" office:value="2.6">
                <text:p>2.6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 2500x2500 </text:p>
              </table:table-cell>
              <table:table-cell office:value-type="float" office:value="5.9">
                <text:p>5.9</text:p>
              </table:table-cell>
              <table:table-cell office:value-type="float" office:value="7.2">
                <text:p>7.2</text:p>
              </table:table-cell>
              <table:table-cell office:value-type="float" office:value="5.5">
                <text:p>5.5</text:p>
              </table:table-cell>
              <table:table-cell office:value-type="float" office:value="5.7">
                <text:p>5.7</text:p>
              </table:table-cell>
              <table:table-cell office:value-type="float" office:value="5.3">
                <text:p>5.3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 3000x3000 </text:p>
              </table:table-cell>
              <table:table-cell office:value-type="float" office:value="9.9">
                <text:p>9.9</text:p>
              </table:table-cell>
              <table:table-cell office:value-type="float" office:value="12.5">
                <text:p>12.5</text:p>
              </table:table-cell>
              <table:table-cell office:value-type="float" office:value="9.6">
                <text:p>9.6</text:p>
              </table:table-cell>
              <table:table-cell office:value-type="float" office:value="8.2">
                <text:p>8.2</text:p>
              </table:table-cell>
              <table:table-cell office:value-type="float" office:value="8.3">
                <text:p>8.3</text:p>
              </table:table-cell>
              <table:table-cell office:value-type="float" office:value="8.7">
                <text:p>8.7</text:p>
              </table:table-cell>
              <table:table-cell office:value-type="float" office:value="8.2">
                <text:p>8.2</text:p>
              </table:table-cell>
              <table:table-cell office:value-type="float" office:value="7.7">
                <text:p>7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